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loext:padding="0in" loext:border="none"/>
    </style:style>
    <style:style style:name="P2" style:family="paragraph" style:parent-style-name="Heading_20_4">
      <style:text-properties fo:color="#0c0c0c" loext:opacity="100%" style:font-name="var e-global-typography-primary-font-family" fo:font-size="11.25pt" loext:padding="0in" loext:border="none"/>
    </style:style>
    <style:style style:name="P3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fo:font-style="italic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00000" loext:opacity="100%" fo:font-size="11.25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7" style:family="paragraph" style:parent-style-name="Standard">
      <style:text-properties fo:color="#0c0c0c" loext:opacity="100%" style:font-name="var e-global-typography-primary-font-family" fo:font-size="13pt" fo:font-style="italic" fo:font-weight="bold" officeooo:paragraph-rsid="00084094" style:font-name-asian="DejaVu Sans" style:font-size-asian="13pt" style:font-weight-asian="bold" style:font-name-complex="FreeSans1" style:font-size-complex="13pt" style:font-weight-complex="bold" loext:padding="0in" loext:border="none"/>
    </style:style>
    <style:style style:name="T1" style:family="text">
      <style:text-properties fo:font-style="italic"/>
    </style:style>
    <style:style style:name="T2" style:family="text">
      <style:text-properties fo:color="#000000" loext:opacity="100%" fo:font-size="11.25pt" fo:font-style="italic" loext:padding="0in" loext:border="none"/>
    </style:style>
    <style:style style:name="T3" style:family="text">
      <style:text-properties fo:color="#000000" loext:opacity="100%" fo:font-size="11.25pt" loext:padding="0in" loext:border="none"/>
    </style:style>
    <style:style style:name="T4" style:family="text">
      <style:text-properties officeooo:rsid="000c5349"/>
    </style:style>
    <style:style style:name="T5" style:family="text">
      <style:text-properties officeooo:rsid="000df8ed"/>
    </style:style>
    <style:style style:name="T6" style:family="text">
      <style:text-properties officeooo:rsid="000c5bf5"/>
    </style:style>
    <style:style style:name="T7" style:family="text">
      <style:text-properties officeooo:rsid="000c5d9f"/>
    </style:style>
    <style:style style:name="T8" style:family="text">
      <style:text-properties officeooo:rsid="00084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Familia </text:span><text:span text:style-name="T8">Macro</text:span><text:span text:style-name="T4"> – </text:span><text:span text:style-name="T8">mas de 20 mm</text:span></text:p>
      <text:h text:style-name="P2" text:outline-level="4"><text:span text:style-name="T1">Euphausia</text:span> sp.</text:h>
      <text:p text:style-name="P4">El krill está compuesto por pequeños crustáceos que son indispensables para alimentar a las ballenas barbadas (sin dientes). ¡Una ballena azul puede comer hasta 5 toneladas de krill al día!</text:p>
      <text:p text:style-name="P5"/>
      <text:p text:style-name="P5"/>
      <text:h text:style-name="P1" text:outline-level="4"><text:span text:style-name="T1">Salpa</text:span> sp.</text:h>
      <text:p text:style-name="P4">Las salpas son organismos capaces de formar largas cadenas de individuos en el agua. Pueden comunicarse entre ellas a través de señales eléctricas.</text:p>
      <text:p text:style-name="P5"/>
      <text:p text:style-name="P5"/>
      <text:h text:style-name="P3" text:outline-level="4">Velella velella</text:h>
      <text:p text:style-name="P6"><text:span text:style-name="Emphasis"><text:span text:style-name="T2">Velella</text:span></text:span><text:span text:style-name="T3"> proviene del latín « velum » que significa « vela », refiriéndose a la membrana cartilaginosa que se encuentra sobre una especie de flotador. Se mueve sobre la superficie del agua gracias a la acción del viento sobre su vela.</text:span></text:p>
      <text:p text:style-name="P5"/>
      <text:p text:style-name="P5"/>
      <text:h text:style-name="P1" text:outline-level="4"><text:span text:style-name="T1">Trichodesmium</text:span> sp.</text:h>
      <text:p text:style-name="P6"><text:span text:style-name="Emphasis"><text:span text:style-name="T2">Trichodesmium</text:span></text:span><text:span text:style-name="T3"> proviene del griego « </text:span><text:span text:style-name="Emphasis"><text:span text:style-name="T2">trikhos</text:span></text:span><text:span text:style-name="T3"> » que significa « pelo » y « </text:span><text:span text:style-name="Emphasis"><text:span text:style-name="T2">desmos</text:span></text:span><text:span text:style-name="T3"> » que significa « cadena, unión ». </text:span><text:span text:style-name="Emphasis"><text:span text:style-name="T2">Trichodesmium</text:span></text:span><text:span text:style-name="T3"> por tanto, significa « unión de pelos ». </text:span><text:span text:style-name="Emphasis"><text:span text:style-name="T2">Trichodesmium</text:span></text:span><text:span text:style-name="T3"> puede ser muy abundante bajo ciertas condiciones, llegando a formar proliferaciones (blooms) que pueden observarse a simple vista.</text:span></text:p>
      <text:p text:style-name="P5"/>
      <text:p text:style-name="P5"/>
      <text:h text:style-name="P3" text:outline-level="4">Oikopleura dioica</text:h>
      <text:p text:style-name="P6"><text:span text:style-name="Emphasis"><text:span text:style-name="T2">Oikopleura dioica</text:span></text:span><text:span text:style-name="T3"> parece un renacuajo. Su cola es el equivalente a la columna vertebral de nuestros antepasados. Oikopleura vive en un cubículo que él mismo construye alrededor de su cuerpo y que renueva regularmente.</text:span></text:p>
      <text:p text:style-name="P5"/>
      <text:p text:style-name="P5"/>
      <text:h text:style-name="P1" text:outline-level="4"><text:span text:style-name="T1">Pleurobrachia</text:span> sp.</text:h>
      <text:p text:style-name="P6"><text:span text:style-name="Emphasis"><text:span text:style-name="T2">Pleurobrachia</text:span></text:span><text:span text:style-name="T3"> porta filas de cilios motrices e iridiscentes (éstos pueden cambiar de color según la luz). Este extraño animal es también llamado “grosella de mar”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17:41.415308870</meta:creation-date>
    <dc:date>2024-10-05T17:27:07.639740056</dc:date>
    <meta:editing-duration>PT1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21" meta:character-count="1379" meta:non-whitespace-character-count="1170"/>
  </office:meta>
</office:document-meta>
</file>